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1e7217"/>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f0b8" officeooo:paragraph-rsid="0015f0b8"/>
    </style:style>
    <style:style style:name="P6" style:family="paragraph" style:parent-style-name="Text_20_body">
      <style:paragraph-properties fo:line-height="100%"/>
      <style:text-properties officeooo:rsid="0017dee4" officeooo:paragraph-rsid="0017dee4"/>
    </style:style>
    <style:style style:name="P7" style:family="paragraph" style:parent-style-name="Text_20_body">
      <style:paragraph-properties fo:line-height="100%"/>
      <style:text-properties officeooo:rsid="0017dee4" officeooo:paragraph-rsid="00421015"/>
    </style:style>
    <style:style style:name="P8" style:family="paragraph" style:parent-style-name="Text_20_body">
      <style:paragraph-properties fo:line-height="100%"/>
      <style:text-properties officeooo:rsid="0017dee4" officeooo:paragraph-rsid="001e7217"/>
    </style:style>
    <style:style style:name="P9" style:family="paragraph" style:parent-style-name="Text_20_body">
      <style:paragraph-properties fo:line-height="100%"/>
      <style:text-properties officeooo:rsid="0017dee4" officeooo:paragraph-rsid="005b0a6b"/>
    </style:style>
    <style:style style:name="P10" style:family="paragraph" style:parent-style-name="Text_20_body">
      <style:paragraph-properties fo:line-height="100%"/>
      <style:text-properties officeooo:rsid="001971ba" officeooo:paragraph-rsid="001971ba"/>
    </style:style>
    <style:style style:name="P11" style:family="paragraph" style:parent-style-name="Text_20_body">
      <style:paragraph-properties fo:line-height="100%"/>
      <style:text-properties officeooo:rsid="001971ba" officeooo:paragraph-rsid="00379b8b"/>
    </style:style>
    <style:style style:name="P12" style:family="paragraph" style:parent-style-name="Text_20_body">
      <style:paragraph-properties fo:line-height="100%"/>
      <style:text-properties officeooo:rsid="001971ba" officeooo:paragraph-rsid="00638038"/>
    </style:style>
    <style:style style:name="P13" style:family="paragraph" style:parent-style-name="Text_20_body">
      <style:paragraph-properties fo:line-height="100%"/>
      <style:text-properties officeooo:rsid="001aeaea" officeooo:paragraph-rsid="001aeaea"/>
    </style:style>
    <style:style style:name="P14" style:family="paragraph" style:parent-style-name="Text_20_body">
      <style:paragraph-properties fo:line-height="100%"/>
      <style:text-properties officeooo:rsid="001c33af" officeooo:paragraph-rsid="001c33af"/>
    </style:style>
    <style:style style:name="P15" style:family="paragraph" style:parent-style-name="Text_20_body">
      <style:paragraph-properties fo:line-height="100%"/>
      <style:text-properties officeooo:rsid="001e7217" officeooo:paragraph-rsid="001e7217"/>
    </style:style>
    <style:style style:name="P16" style:family="paragraph" style:parent-style-name="Text_20_body">
      <style:paragraph-properties fo:line-height="100%"/>
      <style:text-properties officeooo:rsid="001e7217" officeooo:paragraph-rsid="0021bc30"/>
    </style:style>
    <style:style style:name="P17" style:family="paragraph" style:parent-style-name="Text_20_body">
      <style:paragraph-properties fo:line-height="100%"/>
      <style:text-properties officeooo:rsid="001e7217" officeooo:paragraph-rsid="0025608b"/>
    </style:style>
    <style:style style:name="P18" style:family="paragraph" style:parent-style-name="Text_20_body">
      <style:paragraph-properties fo:line-height="100%"/>
      <style:text-properties officeooo:rsid="001e7217" officeooo:paragraph-rsid="00338085"/>
    </style:style>
    <style:style style:name="P19" style:family="paragraph" style:parent-style-name="Text_20_body">
      <style:paragraph-properties fo:line-height="100%"/>
      <style:text-properties officeooo:rsid="001e7217" officeooo:paragraph-rsid="0038dce5"/>
    </style:style>
    <style:style style:name="P20" style:family="paragraph" style:parent-style-name="Text_20_body">
      <style:paragraph-properties fo:line-height="100%"/>
      <style:text-properties officeooo:rsid="001e7217" officeooo:paragraph-rsid="003b8658"/>
    </style:style>
    <style:style style:name="P21" style:family="paragraph" style:parent-style-name="Text_20_body">
      <style:paragraph-properties fo:line-height="100%"/>
      <style:text-properties officeooo:rsid="001e7217" officeooo:paragraph-rsid="00421015"/>
    </style:style>
    <style:style style:name="P22" style:family="paragraph" style:parent-style-name="Text_20_body">
      <style:paragraph-properties fo:line-height="100%"/>
      <style:text-properties officeooo:rsid="0020eb85" officeooo:paragraph-rsid="0020eb85"/>
    </style:style>
    <style:style style:name="P23" style:family="paragraph" style:parent-style-name="Text_20_body">
      <style:paragraph-properties fo:line-height="100%"/>
      <style:text-properties officeooo:rsid="0025608b" officeooo:paragraph-rsid="0025608b"/>
    </style:style>
    <style:style style:name="P24" style:family="paragraph" style:parent-style-name="Text_20_body">
      <style:paragraph-properties fo:line-height="100%"/>
      <style:text-properties officeooo:rsid="0025608b" officeooo:paragraph-rsid="00338085"/>
    </style:style>
    <style:style style:name="P25" style:family="paragraph" style:parent-style-name="Text_20_body">
      <style:paragraph-properties fo:line-height="100%"/>
      <style:text-properties officeooo:rsid="0025608b" officeooo:paragraph-rsid="0038dce5"/>
    </style:style>
    <style:style style:name="P26" style:family="paragraph" style:parent-style-name="Text_20_body">
      <style:paragraph-properties fo:line-height="100%"/>
      <style:text-properties officeooo:rsid="0025608b" officeooo:paragraph-rsid="003b8658"/>
    </style:style>
    <style:style style:name="P27" style:family="paragraph" style:parent-style-name="Text_20_body">
      <style:paragraph-properties fo:line-height="100%"/>
      <style:text-properties officeooo:rsid="0025608b" officeooo:paragraph-rsid="00421015"/>
    </style:style>
    <style:style style:name="P28" style:family="paragraph" style:parent-style-name="Text_20_body">
      <style:paragraph-properties fo:line-height="100%"/>
      <style:text-properties officeooo:rsid="0027e1e0" officeooo:paragraph-rsid="0027e1e0"/>
    </style:style>
    <style:style style:name="P29" style:family="paragraph" style:parent-style-name="Text_20_body">
      <style:paragraph-properties fo:line-height="100%"/>
      <style:text-properties officeooo:rsid="0027e1e0" officeooo:paragraph-rsid="00338085"/>
    </style:style>
    <style:style style:name="P30" style:family="paragraph" style:parent-style-name="Text_20_body">
      <style:paragraph-properties fo:line-height="100%"/>
      <style:text-properties officeooo:rsid="0027e1e0" officeooo:paragraph-rsid="0038dce5"/>
    </style:style>
    <style:style style:name="P31" style:family="paragraph" style:parent-style-name="Text_20_body">
      <style:paragraph-properties fo:line-height="100%"/>
      <style:text-properties officeooo:rsid="0027e1e0" officeooo:paragraph-rsid="003b8658"/>
    </style:style>
    <style:style style:name="P32" style:family="paragraph" style:parent-style-name="Text_20_body">
      <style:paragraph-properties fo:line-height="100%"/>
      <style:text-properties officeooo:rsid="002a3a70" officeooo:paragraph-rsid="002ac1cb"/>
    </style:style>
    <style:style style:name="P33" style:family="paragraph" style:parent-style-name="Text_20_body">
      <style:paragraph-properties fo:line-height="100%"/>
      <style:text-properties officeooo:rsid="002a3a70" officeooo:paragraph-rsid="005d6660"/>
    </style:style>
    <style:style style:name="P34" style:family="paragraph" style:parent-style-name="Text_20_body">
      <style:paragraph-properties fo:line-height="100%"/>
      <style:text-properties officeooo:rsid="00338085" officeooo:paragraph-rsid="00338085"/>
    </style:style>
    <style:style style:name="P35" style:family="paragraph" style:parent-style-name="Text_20_body">
      <style:paragraph-properties fo:line-height="100%"/>
      <style:text-properties officeooo:rsid="0038dce5" officeooo:paragraph-rsid="0038dce5"/>
    </style:style>
    <style:style style:name="P36" style:family="paragraph" style:parent-style-name="Text_20_body">
      <style:paragraph-properties fo:line-height="100%"/>
      <style:text-properties officeooo:rsid="003a5dda" officeooo:paragraph-rsid="003a5dda"/>
    </style:style>
    <style:style style:name="P37" style:family="paragraph" style:parent-style-name="Text_20_body">
      <style:paragraph-properties fo:line-height="100%"/>
      <style:text-properties officeooo:rsid="003a5dda" officeooo:paragraph-rsid="00421015"/>
    </style:style>
    <style:style style:name="P38" style:family="paragraph" style:parent-style-name="Text_20_body">
      <style:paragraph-properties fo:line-height="100%"/>
      <style:text-properties officeooo:rsid="003b8658" officeooo:paragraph-rsid="003d8317"/>
    </style:style>
    <style:style style:name="P39" style:family="paragraph" style:parent-style-name="Text_20_body">
      <style:paragraph-properties fo:line-height="100%"/>
      <style:text-properties officeooo:rsid="003d61f9" officeooo:paragraph-rsid="003d8317"/>
    </style:style>
    <style:style style:name="P40" style:family="paragraph" style:parent-style-name="Text_20_body">
      <style:paragraph-properties fo:line-height="100%"/>
      <style:text-properties officeooo:rsid="003d8317" officeooo:paragraph-rsid="003d8317"/>
    </style:style>
    <style:style style:name="P41" style:family="paragraph" style:parent-style-name="Text_20_body">
      <style:paragraph-properties fo:line-height="100%"/>
      <style:text-properties officeooo:rsid="0040c9aa" officeooo:paragraph-rsid="0040c9aa"/>
    </style:style>
    <style:style style:name="P42" style:family="paragraph" style:parent-style-name="Text_20_body">
      <style:paragraph-properties fo:line-height="100%"/>
      <style:text-properties officeooo:rsid="004133e1" officeooo:paragraph-rsid="004133e1"/>
    </style:style>
    <style:style style:name="P43" style:family="paragraph" style:parent-style-name="Text_20_body">
      <style:paragraph-properties fo:line-height="100%"/>
      <style:text-properties officeooo:rsid="004133e1" officeooo:paragraph-rsid="00421015"/>
    </style:style>
    <style:style style:name="P44" style:family="paragraph" style:parent-style-name="Text_20_body">
      <style:paragraph-properties fo:line-height="100%"/>
      <style:text-properties officeooo:rsid="00419968" officeooo:paragraph-rsid="00419968"/>
    </style:style>
    <style:style style:name="P45" style:family="paragraph" style:parent-style-name="Text_20_body">
      <style:paragraph-properties fo:line-height="100%"/>
      <style:text-properties officeooo:rsid="00421015" officeooo:paragraph-rsid="00421015"/>
    </style:style>
    <style:style style:name="P46" style:family="paragraph" style:parent-style-name="Text_20_body">
      <style:paragraph-properties fo:line-height="100%"/>
      <style:text-properties officeooo:rsid="0042acc7" officeooo:paragraph-rsid="0042acc7"/>
    </style:style>
    <style:style style:name="P47" style:family="paragraph" style:parent-style-name="Text_20_body">
      <style:paragraph-properties fo:line-height="100%"/>
      <style:text-properties officeooo:rsid="0043cc57" officeooo:paragraph-rsid="0043cc57"/>
    </style:style>
    <style:style style:name="P48" style:family="paragraph" style:parent-style-name="Text_20_body">
      <style:paragraph-properties fo:line-height="100%"/>
      <style:text-properties officeooo:rsid="0043cc57" officeooo:paragraph-rsid="00446955"/>
    </style:style>
    <style:style style:name="P49" style:family="paragraph" style:parent-style-name="Text_20_body">
      <style:paragraph-properties fo:line-height="100%"/>
      <style:text-properties officeooo:rsid="0043cc57" officeooo:paragraph-rsid="0051a898"/>
    </style:style>
    <style:style style:name="P50" style:family="paragraph" style:parent-style-name="Text_20_body">
      <style:paragraph-properties fo:line-height="100%"/>
      <style:text-properties officeooo:rsid="00446955" officeooo:paragraph-rsid="00446955"/>
    </style:style>
    <style:style style:name="P51" style:family="paragraph" style:parent-style-name="Text_20_body">
      <style:paragraph-properties fo:line-height="100%"/>
      <style:text-properties officeooo:rsid="00446955" officeooo:paragraph-rsid="005022de"/>
    </style:style>
    <style:style style:name="P52" style:family="paragraph" style:parent-style-name="Text_20_body">
      <style:paragraph-properties fo:line-height="100%"/>
      <style:text-properties officeooo:rsid="0045b3bf" officeooo:paragraph-rsid="0045b3bf"/>
    </style:style>
    <style:style style:name="P53" style:family="paragraph" style:parent-style-name="Text_20_body">
      <style:paragraph-properties fo:line-height="100%"/>
      <style:text-properties officeooo:rsid="00485d17" officeooo:paragraph-rsid="00485d17"/>
    </style:style>
    <style:style style:name="P54" style:family="paragraph" style:parent-style-name="Text_20_body">
      <style:paragraph-properties fo:line-height="100%"/>
      <style:text-properties officeooo:rsid="004a364e" officeooo:paragraph-rsid="004a364e"/>
    </style:style>
    <style:style style:name="P55" style:family="paragraph" style:parent-style-name="Text_20_body">
      <style:paragraph-properties fo:line-height="100%"/>
      <style:text-properties officeooo:rsid="004c322d" officeooo:paragraph-rsid="004c322d"/>
    </style:style>
    <style:style style:name="P56" style:family="paragraph" style:parent-style-name="Text_20_body">
      <style:paragraph-properties fo:line-height="100%"/>
      <style:text-properties officeooo:rsid="004ea570" officeooo:paragraph-rsid="004ea570"/>
    </style:style>
    <style:style style:name="P57" style:family="paragraph" style:parent-style-name="Text_20_body">
      <style:paragraph-properties fo:line-height="100%"/>
      <style:text-properties officeooo:rsid="0050b8be" officeooo:paragraph-rsid="0050b8be"/>
    </style:style>
    <style:style style:name="P58" style:family="paragraph" style:parent-style-name="Text_20_body">
      <style:paragraph-properties fo:line-height="100%"/>
      <style:text-properties officeooo:rsid="00514cdf" officeooo:paragraph-rsid="00514cdf"/>
    </style:style>
    <style:style style:name="P59" style:family="paragraph" style:parent-style-name="Text_20_body">
      <style:paragraph-properties fo:line-height="100%"/>
      <style:text-properties officeooo:rsid="00514cdf" officeooo:paragraph-rsid="007d6686"/>
    </style:style>
    <style:style style:name="P60" style:family="paragraph" style:parent-style-name="Text_20_body">
      <style:paragraph-properties fo:line-height="100%"/>
      <style:text-properties officeooo:rsid="0051abff" officeooo:paragraph-rsid="0051abff"/>
    </style:style>
    <style:style style:name="P61" style:family="paragraph" style:parent-style-name="Text_20_body">
      <style:paragraph-properties fo:line-height="100%"/>
      <style:text-properties officeooo:rsid="00544884" officeooo:paragraph-rsid="00544884"/>
    </style:style>
    <style:style style:name="P62" style:family="paragraph" style:parent-style-name="Text_20_body">
      <style:paragraph-properties fo:line-height="100%"/>
      <style:text-properties officeooo:rsid="00563416" officeooo:paragraph-rsid="00563416"/>
    </style:style>
    <style:style style:name="P63" style:family="paragraph" style:parent-style-name="Text_20_body">
      <style:paragraph-properties fo:line-height="100%"/>
      <style:text-properties officeooo:rsid="00563416" officeooo:paragraph-rsid="0082b898"/>
    </style:style>
    <style:style style:name="P64" style:family="paragraph" style:parent-style-name="Text_20_body">
      <style:paragraph-properties fo:line-height="100%"/>
      <style:text-properties officeooo:rsid="00563416" officeooo:paragraph-rsid="0083ab5b"/>
    </style:style>
    <style:style style:name="P65" style:family="paragraph" style:parent-style-name="Text_20_body">
      <style:paragraph-properties fo:line-height="100%"/>
      <style:text-properties officeooo:rsid="00563416" officeooo:paragraph-rsid="00898b48"/>
    </style:style>
    <style:style style:name="P66" style:family="paragraph" style:parent-style-name="Text_20_body">
      <style:paragraph-properties fo:line-height="100%"/>
      <style:text-properties officeooo:rsid="0057466f" officeooo:paragraph-rsid="0057466f"/>
    </style:style>
    <style:style style:name="P67" style:family="paragraph" style:parent-style-name="Text_20_body">
      <style:paragraph-properties fo:line-height="100%"/>
      <style:text-properties officeooo:rsid="0057860a" officeooo:paragraph-rsid="0057860a"/>
    </style:style>
    <style:style style:name="P68" style:family="paragraph" style:parent-style-name="Text_20_body">
      <style:paragraph-properties fo:line-height="100%"/>
      <style:text-properties officeooo:rsid="0057860a" officeooo:paragraph-rsid="0087f0bb"/>
    </style:style>
    <style:style style:name="P69" style:family="paragraph" style:parent-style-name="Text_20_body">
      <style:paragraph-properties fo:line-height="100%"/>
      <style:text-properties officeooo:rsid="0058a697" officeooo:paragraph-rsid="0058a697"/>
    </style:style>
    <style:style style:name="P70" style:family="paragraph" style:parent-style-name="Text_20_body">
      <style:paragraph-properties fo:line-height="100%"/>
      <style:text-properties officeooo:rsid="005988dd" officeooo:paragraph-rsid="005b0a6b"/>
    </style:style>
    <style:style style:name="P71" style:family="paragraph" style:parent-style-name="Text_20_body">
      <style:paragraph-properties fo:line-height="100%"/>
      <style:text-properties officeooo:rsid="005b0a6b" officeooo:paragraph-rsid="005b0a6b"/>
    </style:style>
    <style:style style:name="P72" style:family="paragraph" style:parent-style-name="Text_20_body">
      <style:paragraph-properties fo:line-height="100%"/>
      <style:text-properties officeooo:rsid="0028f39a" officeooo:paragraph-rsid="0061f94b"/>
    </style:style>
    <style:style style:name="P73" style:family="paragraph" style:parent-style-name="Text_20_body">
      <style:paragraph-properties fo:line-height="100%"/>
      <style:text-properties officeooo:rsid="00379b8b" officeooo:paragraph-rsid="00383427"/>
    </style:style>
    <style:style style:name="P74" style:family="paragraph" style:parent-style-name="Text_20_body">
      <style:paragraph-properties fo:line-height="100%"/>
      <style:text-properties officeooo:rsid="00638038" officeooo:paragraph-rsid="00642ecd"/>
    </style:style>
    <style:style style:name="P75" style:family="paragraph" style:parent-style-name="Text_20_body">
      <style:paragraph-properties fo:line-height="100%"/>
      <style:text-properties officeooo:rsid="0082b898" officeooo:paragraph-rsid="0082b898"/>
    </style:style>
    <style:style style:name="P76" style:family="paragraph" style:parent-style-name="Text_20_body">
      <style:paragraph-properties fo:line-height="100%"/>
      <style:text-properties officeooo:rsid="0083ab5b" officeooo:paragraph-rsid="0085aa9c"/>
    </style:style>
    <style:style style:name="P77" style:family="paragraph" style:parent-style-name="Text_20_body">
      <style:paragraph-properties fo:line-height="100%"/>
      <style:text-properties officeooo:rsid="0085aa9c" officeooo:paragraph-rsid="0086fc61"/>
    </style:style>
    <style:style style:name="P78" style:family="paragraph" style:parent-style-name="Text_20_body">
      <style:paragraph-properties fo:line-height="100%"/>
      <style:text-properties officeooo:rsid="0086fc61" officeooo:paragraph-rsid="0086fc61"/>
    </style:style>
    <style:style style:name="P79" style:family="paragraph" style:parent-style-name="Text_20_body">
      <style:paragraph-properties fo:line-height="100%"/>
      <style:text-properties officeooo:rsid="0086fc61" officeooo:paragraph-rsid="00898b48"/>
    </style:style>
    <style:style style:name="P80" style:family="paragraph" style:parent-style-name="Text_20_body" style:master-page-name="">
      <loext:graphic-properties draw:fill="none"/>
      <style:paragraph-properties fo:margin-left="0cm" fo:margin-right="0cm" fo:margin-top="0cm" fo:margin-bottom="0.247cm" loext:contextual-spacing="false" fo:line-height="100%" fo:text-indent="0.4cm" style:auto-text-indent="false" style:page-number="auto" fo:background-color="transparent"/>
      <style:text-properties officeooo:rsid="0020eb85" officeooo:paragraph-rsid="0020eb85"/>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20eb85" officeooo:paragraph-rsid="0020eb85"/>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0eb85" officeooo:paragraph-rsid="002a3a70"/>
    </style:style>
    <style:style style:name="P83"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36e4ed" officeooo:paragraph-rsid="0036e4ed"/>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57860a" officeooo:paragraph-rsid="0058a697"/>
    </style:style>
    <style:style style:name="P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0eb85" officeooo:paragraph-rsid="002a3a70"/>
    </style:style>
    <style:style style:name="P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0b8be"/>
    </style:style>
    <style:style style:name="P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c2a0b"/>
    </style:style>
    <style:style style:name="P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d6660"/>
    </style:style>
    <style:style style:name="P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7666f8"/>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23c051"/>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ac1cb"/>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7ac750"/>
    </style:style>
    <style:style style:name="P1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1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5fbe54"/>
    </style:style>
    <style:style style:name="P1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302a19"/>
    </style:style>
    <style:style style:name="P1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87f0bb"/>
    </style:style>
    <style:style style:name="P1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1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11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11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11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1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1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50b8be"/>
    </style:style>
    <style:style style:name="P11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ac750"/>
    </style:style>
    <style:style style:name="P11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d8ce2"/>
    </style:style>
    <style:style style:name="P12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489379"/>
    </style:style>
    <style:style style:name="P12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ac750"/>
    </style:style>
    <style:style style:name="P12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d8ce2"/>
    </style:style>
    <style:style style:name="P12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495353"/>
    </style:style>
    <style:style style:name="P12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7ac750"/>
    </style:style>
    <style:style style:name="P12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28276" officeooo:paragraph-rsid="00528276"/>
    </style:style>
    <style:style style:name="P1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2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81ffd"/>
    </style:style>
    <style:style style:name="P12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ac750"/>
    </style:style>
    <style:style style:name="P12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5fbe54"/>
    </style:style>
    <style:style style:name="P13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5fbe54"/>
    </style:style>
    <style:style style:name="P13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a997e"/>
    </style:style>
    <style:style style:name="P13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b2fa4"/>
    </style:style>
    <style:style style:name="P13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66f7de"/>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87f0bb"/>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cae46" officeooo:paragraph-rsid="006e4dfc"/>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2332f" officeooo:paragraph-rsid="0072332f"/>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b8658" officeooo:paragraph-rsid="0072332f"/>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5608b" officeooo:paragraph-rsid="00730cc5"/>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e7217" officeooo:paragraph-rsid="00730cc5"/>
    </style:style>
    <style:style style:name="P14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7e1e0" officeooo:paragraph-rsid="00730cc5"/>
    </style:style>
    <style:style style:name="P14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666f8" officeooo:paragraph-rsid="007666f8"/>
    </style:style>
    <style:style style:name="P14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81ffd" officeooo:paragraph-rsid="00781ffd"/>
    </style:style>
    <style:style style:name="P14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87f0bb" officeooo:paragraph-rsid="0087f0bb"/>
    </style:style>
    <style:style style:name="P14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81ffd"/>
    </style:style>
    <style:style style:name="P14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666f8"/>
    </style:style>
    <style:style style:name="P146"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147"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2a3a70" officeooo:paragraph-rsid="006a40d9"/>
    </style:style>
    <style:style style:name="P148" style:family="paragraph" style:parent-style-name="Text_20_body">
      <loext:graphic-properties draw:fill="none"/>
      <style:paragraph-properties fo:margin-left="0.499cm" fo:margin-right="0cm" fo:margin-top="0cm" fo:margin-bottom="0.247cm" loext:contextual-spacing="false" fo:line-height="100%" fo:text-indent="0cm" style:auto-text-indent="false" fo:background-color="transparent"/>
      <style:text-properties officeooo:rsid="00485d17" officeooo:paragraph-rsid="00485d17"/>
    </style:style>
    <style:style style:name="P149" style:family="paragraph" style:parent-style-name="Text_20_body">
      <loext:graphic-properties draw:fill="none"/>
      <style:paragraph-properties fo:margin-left="0.499cm" fo:margin-right="0cm" fo:margin-top="0cm" fo:margin-bottom="0.247cm" loext:contextual-spacing="false" fo:line-height="100%" fo:text-indent="0cm" style:auto-text-indent="false" fo:background-color="transparent"/>
      <style:text-properties officeooo:rsid="00485d17" officeooo:paragraph-rsid="007ac750"/>
    </style:style>
    <style:style style:name="P150" style:family="paragraph" style:parent-style-name="Title">
      <style:paragraph-properties fo:line-height="100%"/>
    </style:style>
    <style:style style:name="P151" style:family="paragraph" style:parent-style-name="Title">
      <style:paragraph-properties fo:line-height="100%"/>
      <style:text-properties officeooo:rsid="003d8317" officeooo:paragraph-rsid="003d8317"/>
    </style:style>
    <style:style style:name="P152"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0eb85" officeooo:paragraph-rsid="005c2a0b"/>
    </style:style>
    <style:style style:name="P153"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a3a70" officeooo:paragraph-rsid="006e4dfc"/>
    </style:style>
    <style:style style:name="P154" style:family="paragraph" style:parent-style-name="Text_20_body" style:master-page-name="">
      <loext:graphic-properties draw:fill="none"/>
      <style:paragraph-properties fo:margin-left="0.7cm" fo:margin-right="0cm" fo:margin-top="0cm" fo:margin-bottom="0.247cm" loext:contextual-spacing="false" fo:line-height="100%" fo:text-indent="0cm" style:auto-text-indent="false" style:page-number="auto" fo:background-color="transparent"/>
      <style:text-properties officeooo:rsid="0020eb85" officeooo:paragraph-rsid="005c2a0b"/>
    </style:style>
    <style:style style:name="P155" style:family="paragraph" style:parent-style-name="Heading_20_1">
      <style:paragraph-properties fo:line-height="100%"/>
      <style:text-properties officeooo:rsid="00134b17" officeooo:paragraph-rsid="00134b17"/>
    </style:style>
    <style:style style:name="P156" style:family="paragraph" style:parent-style-name="Heading_20_1">
      <style:paragraph-properties fo:line-height="100%"/>
      <style:text-properties officeooo:rsid="0015f0b8" officeooo:paragraph-rsid="0015f0b8"/>
    </style:style>
    <style:style style:name="P157" style:family="paragraph" style:parent-style-name="Heading_20_1">
      <style:paragraph-properties fo:line-height="100%"/>
      <style:text-properties officeooo:rsid="001971ba" officeooo:paragraph-rsid="001971ba"/>
    </style:style>
    <style:style style:name="P158" style:family="paragraph" style:parent-style-name="Heading_20_1">
      <style:paragraph-properties fo:line-height="100%"/>
      <style:text-properties officeooo:rsid="0025608b" officeooo:paragraph-rsid="0025608b"/>
    </style:style>
    <style:style style:name="P159" style:family="paragraph" style:parent-style-name="Heading_20_1">
      <style:paragraph-properties fo:line-height="100%"/>
      <style:text-properties officeooo:rsid="003233ff" officeooo:paragraph-rsid="003233ff"/>
    </style:style>
    <style:style style:name="P160" style:family="paragraph" style:parent-style-name="Heading_20_1">
      <style:paragraph-properties fo:line-height="100%"/>
      <style:text-properties officeooo:rsid="0038dce5" officeooo:paragraph-rsid="0038dce5"/>
    </style:style>
    <style:style style:name="P161" style:family="paragraph" style:parent-style-name="Heading_20_1">
      <style:paragraph-properties fo:line-height="100%"/>
      <style:text-properties officeooo:rsid="00379b8b" officeooo:paragraph-rsid="00379b8b"/>
    </style:style>
    <style:style style:name="P162" style:family="paragraph" style:parent-style-name="Heading_20_1">
      <style:paragraph-properties fo:line-height="100%"/>
      <style:text-properties officeooo:rsid="003ede12" officeooo:paragraph-rsid="00419968"/>
    </style:style>
    <style:style style:name="P163" style:family="paragraph" style:parent-style-name="Heading_20_1">
      <style:paragraph-properties fo:line-height="100%"/>
      <style:text-properties officeooo:rsid="003ede12" officeooo:paragraph-rsid="003ede12"/>
    </style:style>
    <style:style style:name="P164" style:family="paragraph" style:parent-style-name="Heading_20_1">
      <style:paragraph-properties fo:line-height="100%"/>
      <style:text-properties officeooo:rsid="004133e1" officeooo:paragraph-rsid="004133e1"/>
    </style:style>
    <style:style style:name="P165" style:family="paragraph" style:parent-style-name="Heading_20_1">
      <style:paragraph-properties fo:line-height="100%"/>
      <style:text-properties officeooo:rsid="0042acc7" officeooo:paragraph-rsid="0042acc7"/>
    </style:style>
    <style:style style:name="P166" style:family="paragraph" style:parent-style-name="Heading_20_1">
      <style:paragraph-properties fo:line-height="100%"/>
      <style:text-properties officeooo:rsid="0043cc57" officeooo:paragraph-rsid="0043cc57"/>
    </style:style>
    <style:style style:name="P167" style:family="paragraph" style:parent-style-name="Heading_20_1">
      <style:paragraph-properties fo:line-height="100%"/>
      <style:text-properties officeooo:rsid="00446955" officeooo:paragraph-rsid="00446955"/>
    </style:style>
    <style:style style:name="P168" style:family="paragraph" style:parent-style-name="Heading_20_1">
      <style:paragraph-properties fo:line-height="100%"/>
      <style:text-properties officeooo:rsid="005022de" officeooo:paragraph-rsid="005022de"/>
    </style:style>
    <style:style style:name="P169" style:family="paragraph" style:parent-style-name="Heading_20_1">
      <style:paragraph-properties fo:line-height="100%"/>
      <style:text-properties officeooo:rsid="004c322d" officeooo:paragraph-rsid="004c322d"/>
    </style:style>
    <style:style style:name="P170" style:family="paragraph" style:parent-style-name="Heading_20_1">
      <style:paragraph-properties fo:line-height="100%"/>
      <style:text-properties officeooo:rsid="004c322d" officeooo:paragraph-rsid="00544884"/>
    </style:style>
    <style:style style:name="P171" style:family="paragraph" style:parent-style-name="Heading_20_1">
      <style:paragraph-properties fo:line-height="100%"/>
      <style:text-properties officeooo:rsid="004ea570" officeooo:paragraph-rsid="004ea570"/>
    </style:style>
    <style:style style:name="P172" style:family="paragraph" style:parent-style-name="Heading_20_1">
      <style:paragraph-properties fo:line-height="100%"/>
      <style:text-properties officeooo:rsid="0057466f" officeooo:paragraph-rsid="0057466f"/>
    </style:style>
    <style:style style:name="P173"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79b8b" officeooo:paragraph-rsid="0072332f"/>
    </style:style>
    <style:style style:name="P174" style:family="paragraph" style:parent-style-name="Text_20_body">
      <style:paragraph-properties fo:line-height="100%"/>
      <style:text-properties officeooo:rsid="001aeaea" officeooo:paragraph-rsid="0097690e"/>
    </style:style>
    <style:style style:name="P175" style:family="paragraph" style:parent-style-name="Text_20_body">
      <style:paragraph-properties fo:line-height="100%"/>
      <style:text-properties officeooo:rsid="001aeaea" officeooo:paragraph-rsid="005c2a0b"/>
    </style:style>
    <style:style style:name="P176" style:family="paragraph" style:parent-style-name="Text_20_body">
      <style:paragraph-properties fo:line-height="100%"/>
      <style:text-properties officeooo:rsid="0097690e" officeooo:paragraph-rsid="0097690e"/>
    </style:style>
    <style:style style:name="P177" style:family="paragraph" style:parent-style-name="Text_20_body">
      <style:paragraph-properties fo:line-height="100%"/>
      <style:text-properties officeooo:paragraph-rsid="009a6393"/>
    </style:style>
    <style:style style:name="P178" style:family="paragraph" style:parent-style-name="Text_20_body">
      <style:paragraph-properties fo:line-height="100%"/>
      <style:text-properties officeooo:paragraph-rsid="00898b48"/>
    </style:style>
    <style:style style:name="P179" style:family="paragraph" style:parent-style-name="Text_20_body">
      <style:paragraph-properties fo:line-height="100%"/>
      <style:text-properties officeooo:rsid="0042acc7" officeooo:paragraph-rsid="00a1b16f"/>
    </style:style>
    <style:style style:name="P180" style:family="paragraph" style:parent-style-name="Text_20_body">
      <style:paragraph-properties fo:line-height="100%"/>
      <style:text-properties officeooo:rsid="0042acc7" officeooo:paragraph-rsid="0042acc7"/>
    </style:style>
    <style:style style:name="P181" style:family="paragraph" style:parent-style-name="Text_20_body">
      <style:paragraph-properties fo:line-height="100%"/>
      <style:text-properties officeooo:rsid="0025608b" officeooo:paragraph-rsid="00a1b16f"/>
    </style:style>
    <style:style style:name="P182" style:family="paragraph" style:parent-style-name="Text_20_body">
      <style:paragraph-properties fo:line-height="100%"/>
      <style:text-properties officeooo:rsid="0025608b" officeooo:paragraph-rsid="00421015"/>
    </style:style>
    <style:style style:name="P183" style:family="paragraph" style:parent-style-name="Text_20_body">
      <style:paragraph-properties fo:line-height="100%"/>
      <style:text-properties officeooo:rsid="0025608b" officeooo:paragraph-rsid="00afe29d"/>
    </style:style>
    <style:style style:name="P184" style:family="paragraph" style:parent-style-name="Text_20_body">
      <style:paragraph-properties fo:line-height="100%"/>
      <style:text-properties officeooo:rsid="00a1b16f" officeooo:paragraph-rsid="00a1b16f"/>
    </style:style>
    <style:style style:name="P185" style:family="paragraph" style:parent-style-name="Text_20_body">
      <style:paragraph-properties fo:line-height="100%"/>
      <style:text-properties officeooo:rsid="00563416" officeooo:paragraph-rsid="00a62d56"/>
    </style:style>
    <style:style style:name="P186" style:family="paragraph" style:parent-style-name="Text_20_body">
      <style:paragraph-properties fo:line-height="100%"/>
      <style:text-properties officeooo:rsid="0082b898" officeooo:paragraph-rsid="00a62d56"/>
    </style:style>
    <style:style style:name="P187" style:family="paragraph" style:parent-style-name="Text_20_body">
      <style:paragraph-properties fo:line-height="100%"/>
      <style:text-properties officeooo:rsid="00aa2536" officeooo:paragraph-rsid="00aa2536"/>
    </style:style>
    <style:style style:name="P188" style:family="paragraph" style:parent-style-name="Text_20_body">
      <style:paragraph-properties fo:line-height="100%"/>
      <style:text-properties officeooo:rsid="004133e1" officeooo:paragraph-rsid="00ae05d9"/>
    </style:style>
    <style:style style:name="P189" style:family="paragraph" style:parent-style-name="Text_20_body">
      <style:paragraph-properties fo:line-height="100%"/>
      <style:text-properties officeooo:rsid="00173f2c" officeooo:paragraph-rsid="00aa2536"/>
    </style:style>
    <style:style style:name="P190" style:family="paragraph" style:parent-style-name="Text_20_body">
      <style:paragraph-properties fo:line-height="100%"/>
      <style:text-properties officeooo:rsid="001e7217" officeooo:paragraph-rsid="001e7217"/>
    </style:style>
    <style:style style:name="P191" style:family="paragraph" style:parent-style-name="Text_20_body">
      <style:paragraph-properties fo:line-height="100%"/>
      <style:text-properties officeooo:rsid="001e7217" officeooo:paragraph-rsid="00ac3481"/>
    </style:style>
    <style:style style:name="P192"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paragraph-rsid="009a6393"/>
    </style:style>
    <style:style style:name="P1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9a6393"/>
    </style:style>
    <style:style style:name="P1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3cc57"/>
    </style:style>
    <style:style style:name="P1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46955"/>
    </style:style>
    <style:style style:name="P1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26ec"/>
    </style:style>
    <style:style style:name="P1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d22a"/>
    </style:style>
    <style:style style:name="P198"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paragraph-rsid="009a6393"/>
    </style:style>
    <style:style style:name="P199" style:family="paragraph" style:parent-style-name="Text_20_body">
      <loext:graphic-properties draw:fill="none"/>
      <style:paragraph-properties fo:margin-left="0cm" fo:margin-right="0cm" fo:margin-top="0cm" fo:margin-bottom="0.247cm" loext:contextual-spacing="false" fo:line-height="100%" fo:text-indent="0.6cm" style:auto-text-indent="false" fo:background-color="transparent"/>
      <style:text-properties officeooo:paragraph-rsid="009a6393"/>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95353"/>
    </style:style>
    <style:style style:name="T28" style:family="text">
      <style:text-properties officeooo:rsid="004a364e"/>
    </style:style>
    <style:style style:name="T29" style:family="text">
      <style:text-properties officeooo:rsid="004c322d"/>
    </style:style>
    <style:style style:name="T30" style:family="text">
      <style:text-properties officeooo:rsid="005022de"/>
    </style:style>
    <style:style style:name="T31" style:family="text">
      <style:text-properties officeooo:rsid="0051a898"/>
    </style:style>
    <style:style style:name="T32" style:family="text">
      <style:text-properties officeooo:rsid="00528276"/>
    </style:style>
    <style:style style:name="T33" style:family="text">
      <style:text-properties officeooo:rsid="00593d2d"/>
    </style:style>
    <style:style style:name="T34" style:family="text">
      <style:text-properties officeooo:rsid="005995c3"/>
    </style:style>
    <style:style style:name="T35" style:family="text">
      <style:text-properties officeooo:rsid="005b0a6b"/>
    </style:style>
    <style:style style:name="T36" style:family="text">
      <style:text-properties officeooo:rsid="005c2a0b"/>
    </style:style>
    <style:style style:name="T37" style:family="text">
      <style:text-properties officeooo:rsid="005c55ae"/>
    </style:style>
    <style:style style:name="T38" style:family="text">
      <style:text-properties officeooo:rsid="005d6660"/>
    </style:style>
    <style:style style:name="T39" style:family="text">
      <style:text-properties officeooo:rsid="005ecfb9"/>
    </style:style>
    <style:style style:name="T40" style:family="text">
      <style:text-properties officeooo:rsid="005fbe54"/>
    </style:style>
    <style:style style:name="T41" style:family="text">
      <style:text-properties officeooo:rsid="006033ea"/>
    </style:style>
    <style:style style:name="T42" style:family="text">
      <style:text-properties officeooo:rsid="006071b4"/>
    </style:style>
    <style:style style:name="T43" style:family="text">
      <style:text-properties officeooo:rsid="0061f94b"/>
    </style:style>
    <style:style style:name="T44" style:family="text">
      <style:text-properties officeooo:rsid="00642ecd"/>
    </style:style>
    <style:style style:name="T45" style:family="text">
      <style:text-properties officeooo:rsid="0065d991"/>
    </style:style>
    <style:style style:name="T46" style:family="text">
      <style:text-properties officeooo:rsid="0068656d"/>
    </style:style>
    <style:style style:name="T47" style:family="text">
      <style:text-properties officeooo:rsid="006a40d9"/>
    </style:style>
    <style:style style:name="T48" style:family="text">
      <style:text-properties officeooo:rsid="006a997e"/>
    </style:style>
    <style:style style:name="T49" style:family="text">
      <style:text-properties officeooo:rsid="006dc955"/>
    </style:style>
    <style:style style:name="T50" style:family="text">
      <style:text-properties officeooo:rsid="006e4dfc"/>
    </style:style>
    <style:style style:name="T51" style:family="text">
      <style:text-properties officeooo:rsid="006eddb0"/>
    </style:style>
    <style:style style:name="T52" style:family="text">
      <style:text-properties officeooo:rsid="007092f6"/>
    </style:style>
    <style:style style:name="T53" style:family="text">
      <style:text-properties officeooo:rsid="0070cb39"/>
    </style:style>
    <style:style style:name="T54" style:family="text">
      <style:text-properties officeooo:rsid="0072332f"/>
    </style:style>
    <style:style style:name="T55" style:family="text">
      <style:text-properties officeooo:rsid="00730cc5"/>
    </style:style>
    <style:style style:name="T56" style:family="text">
      <style:text-properties officeooo:rsid="007666f8"/>
    </style:style>
    <style:style style:name="T57" style:family="text">
      <style:text-properties fo:language="en" fo:country="US"/>
    </style:style>
    <style:style style:name="T58" style:family="text">
      <style:text-properties fo:language="en" fo:country="US" officeooo:rsid="00781ffd"/>
    </style:style>
    <style:style style:name="T59" style:family="text">
      <style:text-properties fo:language="en" fo:country="US" officeooo:rsid="007666f8"/>
    </style:style>
    <style:style style:name="T60" style:family="text">
      <style:text-properties officeooo:rsid="0078af2e"/>
    </style:style>
    <style:style style:name="T61" style:family="text">
      <style:text-properties officeooo:rsid="0078e298"/>
    </style:style>
    <style:style style:name="T62" style:family="text">
      <style:text-properties officeooo:rsid="007ac750"/>
    </style:style>
    <style:style style:name="T63" style:family="text">
      <style:text-properties officeooo:rsid="007d6686"/>
    </style:style>
    <style:style style:name="T64" style:family="text">
      <style:text-properties officeooo:rsid="007d8ce2"/>
    </style:style>
    <style:style style:name="T65" style:family="text">
      <style:text-properties officeooo:rsid="00807f72"/>
    </style:style>
    <style:style style:name="T66" style:family="text">
      <style:text-properties officeooo:rsid="0082b898"/>
    </style:style>
    <style:style style:name="T67" style:family="text">
      <style:text-properties officeooo:rsid="008300b6"/>
    </style:style>
    <style:style style:name="T68" style:family="text">
      <style:text-properties officeooo:rsid="0083ab5b"/>
    </style:style>
    <style:style style:name="T69" style:family="text">
      <style:text-properties officeooo:rsid="0086fc61"/>
    </style:style>
    <style:style style:name="T70" style:family="text">
      <style:text-properties officeooo:rsid="0087f0bb"/>
    </style:style>
    <style:style style:name="T71" style:family="text">
      <style:text-properties officeooo:rsid="00898b48"/>
    </style:style>
    <style:style style:name="T72" style:family="text">
      <style:text-properties officeooo:rsid="008a35c4"/>
    </style:style>
    <style:style style:name="T73" style:family="text">
      <style:text-properties officeooo:rsid="008b3efe"/>
    </style:style>
    <style:style style:name="T74" style:family="text">
      <style:text-properties officeooo:rsid="0097690e"/>
    </style:style>
    <style:style style:name="T75" style:family="text">
      <style:text-properties officeooo:rsid="0098e383"/>
    </style:style>
    <style:style style:name="T76" style:family="text">
      <style:text-properties officeooo:rsid="009a6393"/>
    </style:style>
    <style:style style:name="T77" style:family="text">
      <style:text-properties officeooo:rsid="002cf25b"/>
    </style:style>
    <style:style style:name="T78" style:family="text">
      <style:text-properties officeooo:rsid="0036e4ed"/>
    </style:style>
    <style:style style:name="T79" style:family="text">
      <style:text-properties officeooo:rsid="0027e1e0"/>
    </style:style>
    <style:style style:name="T80" style:family="text">
      <style:text-properties officeooo:rsid="0043cc57"/>
    </style:style>
    <style:style style:name="T81" style:family="text">
      <style:text-properties officeooo:rsid="00446955"/>
    </style:style>
    <style:style style:name="T82" style:family="text">
      <style:text-properties officeooo:rsid="0057860a"/>
    </style:style>
    <style:style style:name="T83" style:family="text">
      <style:text-properties officeooo:rsid="0042acc7"/>
    </style:style>
    <style:style style:name="T84" style:family="text">
      <style:text-properties officeooo:rsid="009c54db"/>
    </style:style>
    <style:style style:name="T85" style:family="text">
      <style:text-properties officeooo:rsid="009e4a12"/>
    </style:style>
    <style:style style:name="T86" style:family="text">
      <style:text-properties officeooo:rsid="00a1b16f"/>
    </style:style>
    <style:style style:name="T87" style:family="text">
      <style:text-properties officeooo:rsid="0051abff"/>
    </style:style>
    <style:style style:name="T88" style:family="text">
      <style:text-properties officeooo:rsid="00a28673"/>
    </style:style>
    <style:style style:name="T89" style:family="text">
      <style:text-properties officeooo:rsid="00a45f68"/>
    </style:style>
    <style:style style:name="T90" style:family="text">
      <style:text-properties officeooo:rsid="00a5417c"/>
    </style:style>
    <style:style style:name="T91" style:family="text">
      <style:text-properties officeooo:rsid="00aa2536"/>
    </style:style>
    <style:style style:name="T92" style:family="text">
      <style:text-properties officeooo:rsid="00ac3481"/>
    </style:style>
    <style:style style:name="T93" style:family="text">
      <style:text-properties officeooo:rsid="00ae05d9"/>
    </style:style>
    <style:style style:name="T94" style:family="text">
      <style:text-properties officeooo:rsid="00afe2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1. <text:span text:style-name="T1">Lobby Protocol</text:span></text:p>
      <text:p text:style-name="P1">This document describes the communication protocol between lobby client and the server for the multiplayer “<text:span text:style-name="T33">Undiscovered Egypt”</text:span> game. Interaction is carried out via websockets in JSON format. The <text:span text:style-name="T17">lobbyUrl</text:span> and session id of the logged-in user are passed to the client through the http request parameters: lobby<text:span text:style-name="T17">Url (ws://host:port/websocket/mplobby)</text:span>, sessionId. </text:p>
      <text:p text:style-name="P72">Rooms can be created and deleted by the server as needed, depending on the current number of players. <text:span text:style-name="T43">Type of all <text:s/>identifiers (id, rid, roomid, ..) is long.</text:span></text:p>
      <text:h text:style-name="P155" text:outline-level="1">1.1 Error handling</text:h>
      <text:p text:style-name="P1">In response to any client request may come an error message like this:</text:p>
      <text:p text:style-name="P3">{"code":1,"msg":"Internal error","date":1496748898812,"class":"Error", <text:span text:style-name="T4">"rid":1</text:span>}</text:p>
      <text:p text:style-name="P4">{"code":<text:span text:style-name="T15">2</text:span>,"msg":"<text:span text:style-name="T15">Server shutdown</text:span>","date":1496748898812,"class":"Error", <text:span text:style-name="T4">"rid":-1</text:span>}</text:p>
      <text:p text:style-name="P13">Request parameters:</text:p>
      <text:p text:style-name="P2">code – error code</text:p>
      <text:p text:style-name="P2">msg – error description (may be localized)</text:p>
      <text:p text:style-name="P2">date – datetime in msec. from 01.01.1970 (standart unix timestamp)</text:p>
      <text:p text:style-name="P2">class – message class</text:p>
      <text:p text:style-name="P15">rid – request Id, type is int. Optional parameter, if not <text:span text:style-name="T15">-1</text:span> this parameter contains id of original request.</text:p>
      <text:p text:style-name="P5">Possible error ranges:</text:p>
      <text:p text:style-name="P5">1-1000 – FATAL ERROR</text:p>
      <text:p text:style-name="P5">1000-5000 – ERROR</text:p>
      <text:p text:style-name="P5">5000-10000 – WARNING</text:p>
      <text:p text:style-name="P5"/>
      <text:h text:style-name="P156" text:outline-level="1">1.2 Enter Lobby</text:h>
      <text:p text:style-name="P5">This request required for enter player to lobby. After that, the client will be subscribed to receive asynchronous events.</text:p>
      <text:p text:style-name="P189">{"sid":"4_<text:bookmark-start text:name="__DdeLink__9031_2224157250"/>eb0bf169cbb477b6f8430000015cbe83<text:bookmark-end text:name="__DdeLink__9031_2224157250"/>_fwRFDR4FWFZTV142PiQUCQ4H","date":1496750162302,"class":"EnterLobby", <text:span text:style-name="T4">"rid":1, "serverId":1, </text:span>"<text:span text:style-name="T35">nickname</text:span>":"<text:span text:style-name="T34">Taras</text:span>"}</text:p>
      <text:p text:style-name="P13">Request parameters:</text:p>
      <text:p text:style-name="P6">sid – session identifier <text:span text:style-name="T92">(</text:span>send as request parameter on start <text:span text:style-name="T92">lobby</text:span> client<text:span text:style-name="T92">)</text:span>.</text:p>
      <text:p text:style-name="P15">rid – unique request id</text:p>
      <text:p text:style-name="P191"><text:span text:style-name="T91">serverI</text:span>d – <text:span text:style-name="T91">serverId for connect (send as request parameter on start lobby client).</text:span></text:p>
      <text:p text:style-name="P70"><text:span text:style-name="T35">nickname</text:span> – preffered <text:span text:style-name="T35">nickname</text:span>, displayed in game. Real assigned <text:span text:style-name="T35">nickname</text:span> may be differ, if selected <text:span text:style-name="T35">nickname</text:span> already used <text:span text:style-name="T41">(Taras70 for example)</text:span>. See 4.1 section in game specification.</text:p>
      <text:p text:style-name="P6">If session not found, invalid or expired server return</text:p>
      <text:p text:style-name="P8"><text:soft-page-break/>{"code":<text:span text:style-name="T24">3</text:span>,"msg":"Invalid session","date":1496750162288,"class":"Error"<text:span text:style-name="T5">, "rid":1</text:span>}</text:p>
      <text:p text:style-name="P71">if selected nick<text:span text:style-name="T76">n</text:span>ame contains obscene word, server return:</text:p>
      <text:p text:style-name="P9">{"code":<text:span text:style-name="T42">1000</text:span>,"msg":"<text:span text:style-name="T35">Illegal nickname</text:span>","date":1496750162288,"class":"Error"<text:span text:style-name="T5">, "rid":1</text:span>}</text:p>
      <text:p text:style-name="P6"/>
      <text:p text:style-name="P6">If session exist and enter to lobby is success, server return:</text:p>
      <text:p text:style-name="P11">{"players":600,"nick<text:span text:style-name="T76">n</text:span>ame":"<text:span text:style-name="T35">Taras70</text:span>","balance":20000,<text:span text:style-name="T17">"currency":"USD", </text:span>"date":1496908464148,</text:p>
      <text:p text:style-name="P12">"class":"EnterLobbyResponse"<text:span text:style-name="T5">, "rankPonts":200 "rid":2</text:span>}</text:p>
      <text:p text:style-name="P13">Request parameters:</text:p>
      <text:p text:style-name="P10">players – total players logged in lobby</text:p>
      <text:p text:style-name="P10">nick<text:span text:style-name="T76">n</text:span>ame – player nick<text:span text:style-name="T76">n</text:span>ame</text:p>
      <text:p text:style-name="P10">balance – current player balance in cents <text:span text:style-name="T85">(this is casino side balance, ALL available money)</text:span></text:p>
      <text:p text:style-name="P73">currency – player currency. <text:span text:style-name="T18">Further in this document, all money in player currency</text:span></text:p>
      <text:p text:style-name="P74">rankPoints - <text:span text:style-name="T44">total number of points received by the player, see 4.3 section is spec.</text:span></text:p>
      <text:p text:style-name="P15">rid – unique request id</text:p>
      <text:p text:style-name="P10"/>
      <text:h text:style-name="P157" text:outline-level="1">1.3 Get<text:span text:style-name="T2">Rooms</text:span></text:h>
      <text:p text:style-name="P13">After entering the lobby, the client requests a list of game rooms using a request type:</text:p>
      <text:p text:style-name="P174">{"type":"<text:bookmark-start text:name="__DdeLink__2722_3771716573"/><text:span text:style-name="T36">UNDISCOVERED_EGYPT</text:span><text:bookmark-end text:name="__DdeLink__2722_3771716573"/>","<text:span text:style-name="T74">mode</text:span>":"<text:bookmark-start text:name="__DdeLink__2722_37717165731"/><text:span text:style-name="T74">R</text:span><text:bookmark-end text:name="__DdeLink__2722_37717165731"/><text:span text:style-name="T74">EAL</text:span>", "date":1496909199002,"class":"GetRooms"<text:span text:style-name="T6">,"rid":3</text:span>}</text:p>
      <text:p text:style-name="P13">Request parameters:</text:p>
      <text:p text:style-name="P175">type – room type, at this moment always ‘<text:span text:style-name="T36">UNDISCOVERED_EGYPT</text:span>’. <text:span text:style-name="T3">In the future, other games can be added.</text:span></text:p>
      <text:p text:style-name="P176">mode – money type, possible values: FREE, REAL</text:p>
      <text:p text:style-name="P16">rid – unique request id</text:p>
      <text:p text:style-name="P14">Response: </text:p>
      <text:p text:style-name="P22">{"rid":4,"rooms":</text:p>
      <text:p text:style-name="P80">[</text:p>
      <text:p text:style-name="P152">{"id":1,"name":"VIP#1","seats":3,"maxSeats":8,"minBuyIn":10000,"<text:span text:style-name="T36">minStake</text:span>":1,"<text:span text:style-name="T36">maxStake</text:span>":1<text:span text:style-name="T36">0</text:span>, "state":"WAIT"},</text:p>
      <text:p text:style-name="P154">{"id":2,"name":"Baby#1","seats":8,"maxSeats":8,"minBuyIn":<text:span text:style-name="T36">200</text:span>00,"<text:span text:style-name="T36">minStake</text:span>":<text:span text:style-name="T36">2</text:span>,"<text:span text:style-name="T36">maxStake</text:span>":<text:span text:style-name="T36">20, </text:span>"state":"PLAY"}</text:p>
      <text:p text:style-name="P81">],</text:p>
      <text:p text:style-name="P82">"date":1496919661664,"class":"GetRoomsResponse"</text:p>
      <text:p text:style-name="P87">}</text:p>
      <text:p text:style-name="P88">Where:</text:p>
      <text:p text:style-name="P88">rid – request id from “GetRooms”</text:p>
      <text:p text:style-name="P88"><text:soft-page-break/>rooms – list game rooms</text:p>
      <text:p text:style-name="P88">room:id – unique room id <text:span text:style-name="T16">(type is long)</text:span></text:p>
      <text:p text:style-name="P88">room:name – room name</text:p>
      <text:p text:style-name="P88">room:seats – current seats count</text:p>
      <text:p text:style-name="P88">room:maxSeats – max seats in room</text:p>
      <text:p text:style-name="P88">room:minBuyIn – minimal buyIn in cents for occupy seat</text:p>
      <text:p text:style-name="P88">room:<text:span text:style-name="T36">minStake</text:span> – <text:span text:style-name="T36">min. </text:span>cost per shot in cents (type – <text:span text:style-name="T36">integer</text:span>)</text:p>
      <text:p text:style-name="P96">room:<text:span text:style-name="T36">maxStake</text:span> – <text:span text:style-name="T36">max. </text:span>cost per shot in cents (type – <text:span text:style-name="T37">integer</text:span>)</text:p>
      <text:p text:style-name="P88">room:state – current room state. Possible values: <text:span text:style-name="T8">WAIT, PLAY, QUALIFY, CLOSED</text:span></text:p>
      <text:p text:style-name="P99">To take a place it is possible only for a room with state WAIT. In rooms with status PLAY and QUALIFY <text:s/>may be enter only as observer. <text:span text:style-name="T9">CLOSED state indicated that rooms not available and must be removed.</text:span></text:p>
      <text:p text:style-name="P100">Message “GetRoomsResponse” can come asynchronously when creating or deleting rooms, or when changing the number of participants in the room. First response contains all rooms, next only changed.</text:p>
      <text:h text:style-name="P158" text:outline-level="1">1.4 GetRoomInfo</text:h>
      <text:p text:style-name="P23">When the user selects a particular game room, the client requests the server for detailed information about the selected room by a request like:</text:p>
      <text:p text:style-name="P23">{"roomId":1,"rid":5,"date":1496921495447,"class":"GetRoomInfo"}</text:p>
      <text:p text:style-name="P23">Request parameters:</text:p>
      <text:p text:style-name="P23">roomId – unique room id (see 1.3 GetRooms room:id)</text:p>
      <text:p text:style-name="P17">rid – unique request id</text:p>
      <text:p text:style-name="P28">Response:</text:p>
      <text:p text:style-name="P33">{"roomId":1,"rid":5,"name":"VIP#1","maxSeats":8,"minBuyIn":10000,"<text:span text:style-name="T38">minStake</text:span>":1,</text:p>
      <text:p text:style-name="P33">"<text:span text:style-name="T38">maxStake</text:span>":1<text:span text:style-name="T38">0</text:span>,"state":"WAIT","ttnx":7,"width":800,"height":600,"date":1497004331658,"class":"GetRoomInfoResponse",</text:p>
      <text:p text:style-name="P32">"seats"</text:p>
      <text:p text:style-name="P32">[</text:p>
      <text:p text:style-name="P192"><text:span text:style-name="T10">{"id":1,"nickname":"Taras","enterDate":1497004331679,"totalScore":700,"currentScore":10,"rankPonts":120},{"id":2,"</text:span>nickname<text:span text:style-name="T10">":"Bulba","enterDate":1497004331679,"totalScore":230,"currentScore":15,"rankPonts":180},{"id":3,"</text:span>nickname<text:span text:style-name="T10">":"Mikola","enterDate":1497004331679,"totalScore":10,"currentScore":5,"rankPonts":220}</text:span></text:p>
      <text:p text:style-name="P83">],</text:p>
      <text:p text:style-name="P101">"<text:span text:style-name="T40">enemies</text:span>":</text:p>
      <text:p text:style-name="P101">[</text:p>
      <text:p text:style-name="P147"><text:soft-page-break/>{"id":1,"name":"<text:span text:style-name="T46">MummyA</text:span>","width":10,"height":30,"speed":10,"<text:span text:style-name="T46">prizes</text:span>":<text:span text:style-name="T46">3</text:span>,"<text:span text:style-name="T46">sumAward</text:span>":<text:span text:style-name="T46">6</text:span>,"<text:span text:style-name="T46">energy</text:span>":<text:span text:style-name="T46">0</text:span>},{"id":2,"name":"Boss","width":15,"height":40,"speed":<text:span text:style-name="T47">70</text:span>,"<text:span text:style-name="T47">prizes</text:span>":<text:span text:style-name="T47">4</text:span>,"<text:span text:style-name="T46">sumAward</text:span>":0,"<text:span text:style-name="T46">energy</text:span>":<text:span text:style-name="T47">50</text:span>}</text:p>
      <text:p text:style-name="P83">],</text:p>
      <text:p text:style-name="P101">"weapons":</text:p>
      <text:p text:style-name="P101">[</text:p>
      <text:p text:style-name="P153">{"id":1,"name":"Gun","<text:span text:style-name="T50">shots</text:span>":<text:span text:style-name="T50">3</text:span>,},{"id":2,"name":"Shotgun","<text:span text:style-name="T50">shots</text:span>":<text:span text:style-name="T50">5</text:span>}</text:p>
      <text:p text:style-name="P83">]</text:p>
      <text:p text:style-name="P101">}</text:p>
      <text:p text:style-name="P89">Where:</text:p>
      <text:p text:style-name="P89">rid – request id from “GetRoom<text:span text:style-name="T11">Info</text:span>”</text:p>
      <text:p text:style-name="P89">room<text:span text:style-name="T11">I</text:span>d – unique room id</text:p>
      <text:p text:style-name="P89">name – room name</text:p>
      <text:p text:style-name="P89">maxSeats – max seats in room</text:p>
      <text:p text:style-name="P89">minBuyIn – minimal buyIn in cents for occupy seat</text:p>
      <text:p text:style-name="P89"><text:span text:style-name="T38">minStake</text:span> – <text:span text:style-name="T38">min. stake</text:span> <text:span text:style-name="T38">(</text:span>shot <text:span text:style-name="T38">cost)</text:span> in cents (type – <text:span text:style-name="T38">integer</text:span>)</text:p>
      <text:p text:style-name="P97"><text:span text:style-name="T38">maxStake</text:span> – <text:span text:style-name="T38">max. stake</text:span> <text:span text:style-name="T38">(</text:span>shot <text:span text:style-name="T38">cost)</text:span> in cents (type – <text:span text:style-name="T38">integer</text:span>)</text:p>
      <text:p text:style-name="P89">state – current room state. Possible values: <text:span text:style-name="T8">WAIT, PLAY, QUALIFY, CLOSED</text:span></text:p>
      <text:p text:style-name="P103">ttnx – rough time to next state in seconds, -1 for unknown <text:span text:style-name="T53">(ttnx -Time To NeXt)</text:span>.</text:p>
      <text:p text:style-name="P102">width <text:span text:style-name="T11">- virtual width of the playing area</text:span></text:p>
      <text:p text:style-name="P102">height <text:span text:style-name="T12">- <text:s/>virtual </text:span>height<text:span text:style-name="T12"> of the playing area</text:span></text:p>
      <text:p text:style-name="P105">seats - list of players who have taken their seat and ready to play (or already playing)</text:p>
      <text:p text:style-name="P106"><text:span text:style-name="T40">enemies</text:span> - list of <text:span text:style-name="T62">enemy</text:span> types that can appear in this room. </text:p>
      <text:p text:style-name="P105">weapons – list of weapons available in the room</text:p>
      <text:p text:style-name="P107">seat:id – seat number, may be 0...(maxSeats-1)</text:p>
      <text:p text:style-name="P193"><text:span text:style-name="T77">seat:</text:span>nickname<text:span text:style-name="T77"> – seat </text:span>nickname</text:p>
      <text:p text:style-name="P107">seat:enterDate - date when the player started the game</text:p>
      <text:p text:style-name="P107">seat:totalScore - total number of points <text:span text:style-name="T39">awarded</text:span> player <text:span text:style-name="T45">in this room (total win = totalScore*stake), type=integer</text:span></text:p>
      <text:p text:style-name="P107">seat:currentScore - number of points <text:span text:style-name="T39">awarded</text:span> player for current round <text:span text:style-name="T39">(currentWin = currentScore*stake), type=integer</text:span></text:p>
      <text:p text:style-name="P133">seat:rankPoints - <text:span text:style-name="T44">total number of points received by the player, see 4.3 section is spec.</text:span></text:p>
      <text:p text:style-name="P108"><text:span text:style-name="T40">enemy</text:span>:id –<text:span text:style-name="T13"> unique enemy type identifier</text:span></text:p>
      <text:p text:style-name="P129"><text:span text:style-name="T40">enemy</text:span>:name – <text:span text:style-name="T40">enemy</text:span> name</text:p>
      <text:p text:style-name="P129"><text:span text:style-name="T40">enemy</text:span>:<text:span text:style-name="T14">width,height – rectangle in which should be placed enemy</text:span></text:p>
      <text:p text:style-name="P130"><text:span text:style-name="T40">enemy</text:span>:speed – max speed in points/sec.</text:p>
      <text:p text:style-name="P131"><text:soft-page-break/><text:span text:style-name="T40">enemy</text:span>:<text:span text:style-name="T47">prizes</text:span> - <text:span text:style-name="T48">number of prizes available for this type of enemy</text:span></text:p>
      <text:p text:style-name="P131"><text:span text:style-name="T40">enemy</text:span>:<text:span text:style-name="T48">sumAward</text:span> - <text:span text:style-name="T48">total awarded ponts available for this type of enemy (real win = sumAward*stake)</text:span></text:p>
      <text:p text:style-name="P132"><text:span text:style-name="T40">enemy</text:span>:<text:span text:style-name="T48">energy</text:span> – <text:span text:style-name="T48">Boss only property (can be used to identify the boss). Total points available for this boss. Each energy point represents 1 credit.</text:span></text:p>
      <text:p text:style-name="P135">Weapons <text:span text:style-name="T50">- </text:span>is special weapons list. Special weapon may be used only in base game. <text:span text:style-name="T49">When a special weapon is received, it must be used automatically. Once the weapon is received, the bet can not be changed until the weapon is fully consumed. Unused weapons are lost when going to the next round. Shots using special weapons are not paid.</text:span></text:p>
      <text:p text:style-name="P111">weapon:id – unique weapon type identifier</text:p>
      <text:p text:style-name="P111">weapon:name – weapon display name</text:p>
      <text:p text:style-name="P111">weapon:<text:span text:style-name="T51">shots</text:span> – <text:span text:style-name="T52">number of shots</text:span></text:p>
      <text:p text:style-name="P109"/>
      <text:h text:style-name="P159" text:outline-level="1">1.5 SubscribeRoomInfo</text:h>
      <text:p text:style-name="P34">This message should be sent to the server if you need to subscribe to the changes in the selected room.</text:p>
      <text:p text:style-name="P34">{"roomId":1,"rid":5,"date":1497151414840,"class":"SubscribeRoomInfo"}</text:p>
      <text:p text:style-name="P24">Request parameters:</text:p>
      <text:p text:style-name="P24">roomId – unique room id (see 1.3 GetRooms room:id)</text:p>
      <text:p text:style-name="P18">rid – unique request id</text:p>
      <text:p text:style-name="P29">Response:</text:p>
      <text:p text:style-name="P84">{"roomId":5,"state":"PLAY",</text:p>
      <text:p text:style-name="P84">"seats":[</text:p>
      <text:p text:style-name="P198"><text:span text:style-name="T78">{"id":0,"</text:span>nickname<text:span text:style-name="T78">":"John","enterDate":1497152526897,"totalScore":700,"currentScore":30, "rankPonts":220},</text:span></text:p>
      <text:p text:style-name="P198"><text:span text:style-name="T78">{"id":1,"</text:span>nickname<text:span text:style-name="T78">":"Mike","enterDate":1497152526897,"totalScore":230,"currentScore":100, "rankPonts":120},</text:span></text:p>
      <text:p text:style-name="P198"><text:span text:style-name="T78">{"id":3,"</text:span>nickname<text:span text:style-name="T78">":"Fred","enterDate":1497152526897,"totalScore":10,"currentScore":10, "rankPonts":20},</text:span></text:p>
      <text:p text:style-name="P198"><text:span text:style-name="T78">{"id":4,"</text:span>nickname<text:span text:style-name="T78">":"Andrey","enterDate":1497152526897,"totalScore":0,"currentScore":10, "rankPonts":1500}</text:span></text:p>
      <text:p text:style-name="P84">],</text:p>
      <text:p text:style-name="P112">"ttnx":600,"date":1497152526865,"rid":1,"class":"SubscribeRoomInfoResponse"}</text:p>
      <text:p text:style-name="P112">response parameters same as “GetRoomInfoResponse”</text:p>
      <text:h text:style-name="P160" text:outline-level="1">1.6 UnsubscribeRoomInfo</text:h>
      <text:p text:style-name="P35">This message should be send to the server for unsubscribe to the changes in specified room.</text:p>
      <text:p text:style-name="P35">{"roomId":1,"date":1497154444100,"rid":5,"class":"UnsubscribeRoomInfo"}</text:p>
      <text:p text:style-name="P25"><text:soft-page-break/>Request parameters:</text:p>
      <text:p text:style-name="P25">roomId – unique room id (see 1.3 GetRooms room:id)</text:p>
      <text:p text:style-name="P19">rid – unique request id</text:p>
      <text:p text:style-name="P30">Response:</text:p>
      <text:p text:style-name="P36">{"date":1497154639465,"rid":1,"class":"Ok"}</text:p>
      <text:h text:style-name="P161" text:outline-level="1">1.<text:span text:style-name="T19">7</text:span> <text:span text:style-name="T20">GetStartGameUrl</text:span></text:h>
      <text:p text:style-name="P35">After player double click on any room, lobby client send request to server for obtain url for start game.</text:p>
      <text:p text:style-name="P38">{"roomId":1,"date":1497154790288,"rid":5,"class":"<text:span text:style-name="T20">GetStartGameUrl</text:span>"}</text:p>
      <text:p text:style-name="P26">Request parameters:</text:p>
      <text:p text:style-name="P26">roomId – unique room id </text:p>
      <text:p text:style-name="P20">rid – unique request id</text:p>
      <text:p text:style-name="P31">Response:</text:p>
      <text:p text:style-name="P39">{"roomId":5,"startGameUrl":"<text:a xlink:type="simple" xlink:href="https://host/mpgameloader.jsp?sid=deb0bf169cbb477b6f8430000015cbe83&amp;roomId=5" text:style-name="Internet_20_link" text:visited-style-name="Visited_20_Internet_20_Link">https://host/mpgameloader.jsp?sid=deb0bf169cbb477b6f8430000015cbe83</text:a><text:a xlink:type="simple" xlink:href="https://host/mpgameloader.jsp?sid=deb0bf169cbb477b6f8430000015cbe83&amp;roomId=5" text:style-name="Internet_20_link" text:visited-style-name="Visited_20_Internet_20_Link"><text:span text:style-name="T92">&amp;serverId=1</text:span></text:a><text:a xlink:type="simple" xlink:href="https://host/mpgameloader.jsp?sid=deb0bf169cbb477b6f8430000015cbe83&amp;roomId=5" text:style-name="Internet_20_link" text:visited-style-name="Visited_20_Internet_20_Link">&amp;roomId=5</text:a>","date":1497155412200,"rid":1,"class":"<text:span text:style-name="T20">GetStartGameUrlResponse</text:span>"}</text:p>
      <text:p text:style-name="P90">Where:</text:p>
      <text:p text:style-name="P90">rid – request id from “GetRoom<text:span text:style-name="T11">Info</text:span>”</text:p>
      <text:p text:style-name="P90">room<text:span text:style-name="T11">I</text:span>d – unique room id</text:p>
      <text:p text:style-name="P113">startGameUrl – url for start game. </text:p>
      <text:p text:style-name="P113">After receiving this response, the client should open a new window with startGameUrl.</text:p>
      <text:h text:style-name="P173" text:outline-level="1">1.<text:span text:style-name="T54">8</text:span> <text:span text:style-name="T20">GetLeaderBoard</text:span></text:h>
      <text:p text:style-name="P136">Leaderboard should be displayed in lobby. See 4.2 section in specification for details.</text:p>
      <text:p text:style-name="P137">{"<text:span text:style-name="T54">period</text:span>":"<text:span text:style-name="T54">DAILY</text:span>","date":1497154790288,"rid":5,"class":"<text:span text:style-name="T20">GetLeaderBoard</text:span>"}</text:p>
      <text:p text:style-name="P138">Request parameters:</text:p>
      <text:p text:style-name="P136">period –<text:span text:style-name="T55"> leader board period, </text:span>possible values: DAILY, WEEKLY, MONTHLY, ALL</text:p>
      <text:p text:style-name="P139">rid – unique request id</text:p>
      <text:p text:style-name="P140">Response:</text:p>
      <text:p text:style-name="P193"><text:span text:style-name="T79">{"timeToEnd":18000,"leaders":[{"</text:span>nickname<text:span text:style-name="T79">":"John","scores":5000,"country":"US"},{"</text:span>nickname<text:span text:style-name="T79">":"Mikola","scores":4500,"country":"UA"}],"date":1507708328757,"rid":10,"class":"GetLeaderBoardResponse"}</text:span></text:p>
      <text:p text:style-name="P141">Where:</text:p>
      <text:p text:style-name="P98">rid – request id from “Get<text:span text:style-name="T56">LeaderBoard</text:span>”</text:p>
      <text:p text:style-name="P141">timeToEnd - c<text:span text:style-name="T57">ountdown to end of competition (in seconds). For period=ALL always 0;</text:span></text:p>
      <text:p text:style-name="P193"><text:span text:style-name="T59">leaders:</text:span><text:span text:style-name="T57">nickname</text:span><text:span text:style-name="T59"> – </text:span><text:span text:style-name="T58">player nickname</text:span></text:p>
      <text:p text:style-name="P144">leaders:scores – player total score</text:p>
      <text:p text:style-name="P127"><text:soft-page-break/><text:span text:style-name="T58">leaders:country – player country, must be </text:span><text:span text:style-name="T57">ISO 3166 two letter country code</text:span></text:p>
      <text:p text:style-name="P142"/>
      <text:p text:style-name="P145"/>
      <text:p text:style-name="P140"/>
      <text:p text:style-name="P151"><text:span text:style-name="T21">2</text:span>. Game protocol</text:p>
      <text:p text:style-name="P40">After the client has loaded it must send a request “Open<text:span text:style-name="T21">Room</text:span>” to url <text:span text:style-name="T21">passed in request parameter gameServletUrl=ws://host:port/websocket/mpgame</text:span></text:p>
      <text:h text:style-name="P162" text:outline-level="1">2.1 Error handling</text:h>
      <text:p text:style-name="P44">The same as in paragraph 1.1</text:p>
      <text:h text:style-name="P163" text:outline-level="1">2.<text:span text:style-name="T23">2</text:span> OpenRoom</text:h>
      <text:p text:style-name="P41">After this request is <text:span text:style-name="T22">completed</text:span>, the client goes into observer mode and begins to receive all necessary information about the game. </text:p>
      <text:p text:style-name="P188">{"roomId":1,"<text:span text:style-name="T91">server</text:span>Id":1,"<text:span text:style-name="T94">lang</text:span>":"<text:span text:style-name="T94">en</text:span>", "sid":"eb0bf169cbb477b6f8430000015cbe83","date":1497157072066,"rid":5,"class":"OpenRoom"}</text:p>
      <text:p text:style-name="P27">Request parameters:</text:p>
      <text:p text:style-name="P183">roomId – unique room id </text:p>
      <text:p text:style-name="P187">serverId – serverId for connect via websocket</text:p>
      <text:p text:style-name="P183"><text:span text:style-name="T94">lang</text:span> – <text:span text:style-name="T94">preffered language</text:span></text:p>
      <text:p text:style-name="P21">rid – unique request id</text:p>
      <text:p text:style-name="P7">sid – session identifier send as request parameter on start game client.</text:p>
      <text:p text:style-name="P21"/>
      <text:p text:style-name="P42">Response: </text:p>
      <text:p text:style-name="P52">GetRoomInfoResponse. See paragraph 1.4</text:p>
      <text:p text:style-name="P52">If game state is “PLAY” client immediate receive message:</text:p>
      <text:p text:style-name="P53">{"date":1497170115111,"rid":5,"class":"FullGameInfo", </text:p>
      <text:p text:style-name="P85">"room<text:span text:style-name="T62">Enemies</text:span>":</text:p>
      <text:p text:style-name="P146">[</text:p>
      <text:p text:style-name="P149">{"id":1,"typeId":1,"x":10,"y":50,"nextX":20,"nextY":70,"<text:span text:style-name="T61">awardedPrizes</text:span>":"<text:span text:style-name="T61">1,2</text:span>","<text:span text:style-name="T61">awardedSum</text:span>":<text:span text:style-name="T61">3.0</text:span>,"<text:span text:style-name="T61">energy</text:span>":0},{"id":10,"typeId":2,"x":300,"y":100,"nextX":300,"nextY":100,"<text:span text:style-name="T61">awardedPrizes</text:span>":"<text:span text:style-name="T61">1,3</text:span>","<text:span text:style-name="T61">awardedSum</text:span>":<text:span text:style-name="T62">4.0</text:span>,"<text:span text:style-name="T62">energy</text:span>":<text:span text:style-name="T62">45</text:span>}</text:p>
      <text:p text:style-name="P148">]</text:p>
      <text:p text:style-name="P85">}</text:p>
      <text:p text:style-name="P116">Where</text:p>
      <text:p text:style-name="P116"><text:soft-page-break/>room<text:span text:style-name="T62">Enemy</text:span>:id – unique <text:span text:style-name="T62">enemy </text:span>instance id</text:p>
      <text:p text:style-name="P118">room<text:span text:style-name="T62">Enemy</text:span>:typeId – <text:span text:style-name="T62">enemy</text:span> type id. See <text:span text:style-name="T26">GetRoomInfoResponse:enemy:id</text:span></text:p>
      <text:p text:style-name="P120"><text:span text:style-name="T62">enemy</text:span>:x, <text:span text:style-name="T27">y</text:span> – current x/<text:span text:style-name="T27">y</text:span> coordinate (x=0, y=0 for bottom left corner)</text:p>
      <text:p text:style-name="P121"><text:span text:style-name="T62">enemy</text:span>:nextX, <text:span text:style-name="T27">nextY</text:span> – <text:span text:style-name="T27">next x/y coordinate</text:span></text:p>
      <text:p text:style-name="P124"><text:span text:style-name="T62">enemy</text:span>:<text:span text:style-name="T62">awardedPrizes</text:span> – <text:span text:style-name="T62">prizes (list!) received from hitting the enemy. May be empty if no hits.</text:span></text:p>
      <text:p text:style-name="P124"><text:span text:style-name="T62">enemy</text:span>:<text:span text:style-name="T62">awardedSum - amount of points received from hits to the enemy</text:span></text:p>
      <text:p text:style-name="P128"><text:span text:style-name="T62">enemy:energy – remaining energy, </text:span>if energy&lt;0 <text:span text:style-name="T62">enemy</text:span> is dead, remember that energy<text:span text:style-name="T62">=0</text:span> <text:span text:style-name="T62">used for identify</text:span> regular enemies<text:span text:style-name="T62"> </text:span></text:p>
      <text:p text:style-name="P123"/>
      <text:h text:style-name="P164" text:outline-level="1">2.<text:span text:style-name="T23">3</text:span> CloseRoom</text:h>
      <text:p text:style-name="P42">This request must be send to server before close client. This required for <text:span text:style-name="T28">release</text:span> all server resources allocated to client.</text:p>
      <text:p text:style-name="P45">{"roomId":1,"date":1497159892576,"rid":5,"class":"CloseRoom"}</text:p>
      <text:p text:style-name="P27">Request parameters:</text:p>
      <text:p text:style-name="P27">roomId – unique room id </text:p>
      <text:p text:style-name="P21">rid – unique request id</text:p>
      <text:p text:style-name="P43">Response: </text:p>
      <text:p text:style-name="P37">{"date":1497154639465,"rid":1,"class":"Ok"}</text:p>
      <text:h text:style-name="P165" text:outline-level="1">2.4 SitIn</text:h>
      <text:p text:style-name="P46">The request is sent by the client to seat in the room. After the successful execution of this request, the user moves from the observer state to the player's state and additional actions available to him.</text:p>
      <text:p text:style-name="P184">After this request is executed, an amount equal to ammo<text:span text:style-name="T89">Amount</text:span>*stake will be debited from <text:span text:style-name="T90">casino </text:span>player balance. Note that: minStake &lt;= stake &lt;= maxStake and stake*ammoCount &gt;= minBuyIn</text:p>
      <text:p text:style-name="P179">{"date":1497160498696,"rid":1,"<text:span text:style-name="T86">ammoCount</text:span>":1<text:span text:style-name="T86">00, </text:span>"<text:span text:style-name="T86">stake</text:span>":1, "class":"SitIn"}</text:p>
      <text:p text:style-name="P181">Request parameters:</text:p>
      <text:p text:style-name="P181"><text:span text:style-name="T86">ammoAmount</text:span> – <text:span text:style-name="T87">amount of ammunition purchased</text:span></text:p>
      <text:p text:style-name="P181"><text:span text:style-name="T89">stake</text:span> – <text:span text:style-name="T89">cost per shot</text:span></text:p>
      <text:p text:style-name="P181"/>
      <text:p text:style-name="P46">Response:</text:p>
      <text:p text:style-name="P177"><text:span text:style-name="T80">{"id":4,"</text:span>nickname<text:span text:style-name="T80">":"Andrey","enterDate":1497160789104,"date":1497160789056,"rid":1,"class":"SitInResponse"}</text:span></text:p>
      <text:p text:style-name="P91">Where:</text:p>
      <text:p text:style-name="P196">rid – request id from “<text:span text:style-name="T83">SitIn</text:span>”</text:p>
      <text:p text:style-name="P114">id – seat number</text:p>
      <text:p text:style-name="P194"><text:span text:style-name="T80">nickname – seat </text:span>nickname</text:p>
      <text:p text:style-name="P47"><text:soft-page-break/>Other clients also receive this response, but with rid=-1.</text:p>
      <text:h text:style-name="P166" text:outline-level="1">2.5 SitOut</text:h>
      <text:p text:style-name="P47">The request is sent by the client in order to seat out from the room. After that the user goes into observer mode.</text:p>
      <text:p text:style-name="P47">{"date":1497161230259,"rid":1,"class":"SitOut"}</text:p>
      <text:p text:style-name="P47">Response:</text:p>
      <text:p text:style-name="P177"><text:span text:style-name="T81">{"id":4,"</text:span>nickname<text:span text:style-name="T81">":"Andrey","outDate":1497161341687,"date":1497161341653,"rid":1,"class":"SitOutResponse"}</text:span></text:p>
      <text:p text:style-name="P92">Where:</text:p>
      <text:p text:style-name="P197">rid – request id from “<text:span text:style-name="T80">SitOut</text:span>”</text:p>
      <text:p text:style-name="P115">id – seat number</text:p>
      <text:p text:style-name="P195"><text:span text:style-name="T80">nickname – seat </text:span>nickname</text:p>
      <text:p text:style-name="P48">Other clients also receive this response, but with rid=-1.</text:p>
      <text:h text:style-name="P167" text:outline-level="1">2.6 GameStateChanged</text:h>
      <text:p text:style-name="P50">This message sen<text:span text:style-name="T30">t</text:span> from server to all clients on each game state change.</text:p>
      <text:p text:style-name="P54">{"state":"PLAY","ttnx":600,"date":1497171419692,"rid":1,"class":"GameStateChanged"}</text:p>
      <text:p text:style-name="P55">Where:</text:p>
      <text:p text:style-name="P93">state – current room state. Possible values: <text:span text:style-name="T8">WAIT, PLAY, QUALIFY, CLOSED</text:span></text:p>
      <text:p text:style-name="P104">ttnx – rough time to next state in seconds, -1 for unknown</text:p>
      <text:p text:style-name="P93">rid – request id, <text:span text:style-name="T29">always -1</text:span></text:p>
      <text:h text:style-name="P168" text:outline-level="1">2.7 New<text:span text:style-name="T63">Enemy</text:span></text:h>
      <text:p text:style-name="P51">This message sen<text:span text:style-name="T30">t</text:span> from server to all clients <text:span text:style-name="T30">when there is a new enemy</text:span></text:p>
      <text:p text:style-name="P59">{"new<text:span text:style-name="T63">Enemy</text:span>":{"id":1,"typeId":1,"x":10,"y":50,"nextX":20,"nextY":60,"<text:span text:style-name="T63">awardedPrizes</text:span>":"","<text:span text:style-name="T63">awardedSum</text:span>":0,"<text:span text:style-name="T63">energy</text:span>":0},"date":1497173799426,"rid":-1,"class":"New<text:span text:style-name="T73">Enemy</text:span>"}</text:p>
      <text:p text:style-name="P58">new<text:span text:style-name="T63">Enemy</text:span> is same as <text:s/><text:span text:style-name="T25">FullGameInfo:</text:span>room<text:span text:style-name="T63">Enemies</text:span> in paragraph 2.2</text:p>
      <text:h text:style-name="P169" text:outline-level="1">2.<text:span text:style-name="T30">8</text:span> <text:span text:style-name="T63">Enemies</text:span>Moved</text:h>
      <text:p text:style-name="P51">This message sen<text:span text:style-name="T30">t</text:span> from server to all clients on <text:span text:style-name="T30">one or more enemy move.</text:span></text:p>
      <text:p text:style-name="P57">{"<text:span text:style-name="T63">enemy</text:span>Moves":[{"id":1,"x":70,"y":30,"nextX":100,"nextY":50}],"date":1497173359573,"rid":-1,"class":"<text:span text:style-name="T64">Enemies</text:span>Moved"}</text:p>
      <text:p text:style-name="P117">Where:</text:p>
      <text:p text:style-name="P94">rid – request id, <text:span text:style-name="T29">always -1</text:span></text:p>
      <text:p text:style-name="P119"><text:span text:style-name="T64">enemiesMoved</text:span>:id – unique <text:span text:style-name="T64">enemy</text:span> instance id</text:p>
      <text:p text:style-name="P122"><text:span text:style-name="T64">enemiesMoved</text:span>:x, <text:span text:style-name="T27">y</text:span> – current x/<text:span text:style-name="T27">y</text:span> coordinate (x=0, y=0 for bottom left corner)</text:p>
      <text:p text:style-name="P122"><text:soft-page-break/><text:span text:style-name="T64">enemiesMoved</text:span>:nextX, <text:span text:style-name="T27">nextY</text:span> – <text:span text:style-name="T27">next x/y coordinate</text:span></text:p>
      <text:p text:style-name="P51"/>
      <text:h text:style-name="P169" text:outline-level="1">2.9 BuyIn</text:h>
      <text:p text:style-name="P49">The request is sent by the client <text:span text:style-name="T31">if need buy ammo.</text:span></text:p>
      <text:p text:style-name="P60">{"ammo<text:span text:style-name="T88">Amount</text:span>":100, date":1497174203319,"rid":10,"class":"BuyIn"}</text:p>
      <text:p text:style-name="P60">ammoAmount - amount of ammunition purchased</text:p>
      <text:p text:style-name="P60">Response: </text:p>
      <text:p text:style-name="P60">{"amount":120,"balance":15000,"date":1497174620105,"rid":10,"class":"BuyInResponse"}</text:p>
      <text:p text:style-name="P60">Where:</text:p>
      <text:p text:style-name="P95">rid – request id from “<text:span text:style-name="T32">BuyIn” request</text:span></text:p>
      <text:p text:style-name="P125">amount - purchase amount in cents</text:p>
      <text:p text:style-name="P125">balance – current balance in cents</text:p>
      <text:p text:style-name="P95"/>
      <text:h text:style-name="P169" text:outline-level="1">2.10 Change<text:span text:style-name="T65">Stake</text:span></text:h>
      <text:p text:style-name="P61">The request is sent by client if need change <text:span text:style-name="T65">change stake level</text:span>. <text:span text:style-name="T65">Must be in range miStake/maxStake defined for this room.</text:span></text:p>
      <text:p text:style-name="P61">{"<text:span text:style-name="T65">stake</text:span>":2<text:span text:style-name="T65">0</text:span>,"date":1497175055023,"rid":25,"class":"<text:span text:style-name="T84">ChangeStake</text:span>"}</text:p>
      <text:p text:style-name="P61">Response:</text:p>
      <text:p text:style-name="P61">{"date":1497175055023,"rid":25,"class":"Ok"}</text:p>
      <text:h text:style-name="P170" text:outline-level="1">2.11 Shot</text:h>
      <text:p text:style-name="P61">This request is sent by the client when the shot is fired. <text:span text:style-name="T67">Response for shot request returned to all players.</text:span></text:p>
      <text:p text:style-name="P63">{"<text:span text:style-name="T66">enemyId</text:span>":<text:span text:style-name="T66">5</text:span>,"x":200,"y":300,"date":1497177502148,"rid":34,"class":"Shot"}</text:p>
      <text:p text:style-name="P62">Where:</text:p>
      <text:p text:style-name="P75">enemyId – unique enemy id of who made the shot</text:p>
      <text:p text:style-name="P62">x,y – shoot coordinates</text:p>
      <text:p text:style-name="P62">If player miss, server return</text:p>
      <text:p text:style-name="P185">{"date":1497177502148,"rid":-<text:span text:style-name="T75">1</text:span>, <text:span text:style-name="T68">seatId:2, killedMiss=true,awardedWeaponId=-1, enemyId:2, </text:span>"class":"Miss"}</text:p>
      <text:p text:style-name="P76">Where: </text:p>
      <text:p text:style-name="P76">seatId – seat id that made shot</text:p>
      <text:p text:style-name="P77">killedMiss – true if a shot is fired on an already killed enemy. <text:span text:style-name="T69">The money for this shot is returned to <text:tab/>the player.</text:span></text:p>
      <text:p text:style-name="P178"><text:span text:style-name="T71">awardedWeaponId - </text:span>if special weapon awarded, awardWeaponId contains weapon id, -1 if no <text:tab/>award. <text:span text:style-name="T72">Any shot has a chance to get special weapons</text:span></text:p>
      <text:p text:style-name="P186"><text:soft-page-break/>enemyId – unique enemy id </text:p>
      <text:p text:style-name="P62">If player hit, server return:</text:p>
      <text:p text:style-name="P65">{"<text:span text:style-name="T68">seatId</text:span>":1,"damage":1, <text:span text:style-name="T69">awardedPoints: 2.5, awardedWeaponId=-1, </text:span>"<text:span text:style-name="T69">enemy</text:span>":{"id":1,"typeId":1,"x":10,"y":50,"nextX":10,"nextY":50,<text:span text:style-name="T25">"awardedPrizes":"1,3","awardedSum":4,"energy":45</text:span>},"date":1497177502148,"rid":-<text:span text:style-name="T75">1</text:span>,"class":"Hit"}</text:p>
      <text:p text:style-name="P62">Where:</text:p>
      <text:p text:style-name="P64"><text:span text:style-name="T68">seatId</text:span> – seat id that made a shot</text:p>
      <text:p text:style-name="P78">damage - caused damage to the enemy</text:p>
      <text:p text:style-name="P78">awardedPoints – total number of points won for this shot</text:p>
      <text:p text:style-name="P79"><text:span text:style-name="T71">awardedWeaponId - </text:span>if special weapon awarded, awardWeaponId contains weapon id, -1 if no award</text:p>
      <text:p text:style-name="P66"><text:span text:style-name="T69">enemy</text:span> - state of the affected <text:span text:style-name="T69">enemy</text:span>, same as Room<text:span text:style-name="T69">Enemy</text:span> in paragraph 2.2</text:p>
      <text:p text:style-name="P66">enemy.id and all other attributes may be different from the one for whom the shot was fired.<text:line-break/>This is possible if the enemy is already killed by another player. The client must correctly process the animation of the rebound and the defeat of another enemy.</text:p>
      <text:p text:style-name="P66">rid - <text:s/><text:span text:style-name="T7">request id </text:span>for the player who made the shot, -1 for all other players.</text:p>
      <text:h text:style-name="P171" text:outline-level="1">2.1<text:span text:style-name="T30">2</text:span> GetFullGameInfo</text:h>
      <text:p text:style-name="P56">This request can be sent by the client if connection lost and need refresh all room info.</text:p>
      <text:p text:style-name="P66">{"date":1497178236042,"rid":1,"class":"GetFullGameInfo"}</text:p>
      <text:p text:style-name="P66">Response: same as FullGameInfo in paragraph 2.2</text:p>
      <text:h text:style-name="P172" text:outline-level="1">2.13 RoundResult</text:h>
      <text:p text:style-name="P66">After round finished all clients receive message “GameStateChanged” described in paragraph 2.6 with state=QUALIFY. After qualification completed all clients receive round result in message:</text:p>
      <text:p text:style-name="P68">{"winAmount":500,"balance":12000,"currentScore":30,"totalScore":350,"<text:span text:style-name="T70">hitCount</text:span>":<text:span text:style-name="T70">5</text:span>, "<text:span text:style-name="T70">missCount</text:span>":<text:span text:style-name="T70">25</text:span>,</text:p>
      <text:p text:style-name="P67">"seats":[</text:p>
      <text:p text:style-name="P199"><text:span text:style-name="T82">{"id":0,"</text:span>nickname<text:span text:style-name="T82">":"John","enterDate":1497179064797,"totalScore":700.0,"currentScore":7,"rankPonts":200},</text:span></text:p>
      <text:p text:style-name="P199"><text:span text:style-name="T82">{"id":1,"</text:span>nickname<text:span text:style-name="T82">":"Mike","enterDate":1497179064797,"totalScore":230.0,"currentScore":10,"rankPonts":50},</text:span></text:p>
      <text:p text:style-name="P199"><text:span text:style-name="T82">{"id":3,"</text:span>nickname<text:span text:style-name="T82">":"Fred","enterDate":1497179064797,"totalScore":0,"currentScore":0,"rankPonts":2000}</text:span></text:p>
      <text:p text:style-name="P86">],"date":1497179064748,"rid":-1,"class":"RoundResult"}</text:p>
      <text:p text:style-name="P126">Where:</text:p>
      <text:p text:style-name="P126">winAmount - amount won in this round</text:p>
      <text:p text:style-name="P126">balance – current player balance</text:p>
      <text:p text:style-name="P110">totalScore - total number of points <text:span text:style-name="T39">awarded</text:span> player <text:span text:style-name="T45">in this room (total win = totalScore*stake), <text:tab/>type=integer</text:span></text:p>
      <text:p text:style-name="P110"><text:soft-page-break/>currentScore - number of points <text:span text:style-name="T39">awarded</text:span> player for current round <text:span text:style-name="T39">(currentWin = <text:tab/>currentScore*stake), type=integer</text:span></text:p>
      <text:p text:style-name="P143">hitCount – hit count for this round</text:p>
      <text:p text:style-name="P143">missCount – miss count for this round</text:p>
      <text:p text:style-name="P134">seat:rankPoints - <text:span text:style-name="T44">total number of points received by the player, see 4.3 section is spec.</text:span></text:p>
      <text:p text:style-name="P69">seats is same as <text:s/><text:span text:style-name="T10">GetRoomInfoResponse:</text:span>seats in paragraph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4.1.2$Linux_X86_64 LibreOffice_project/40m0$Build-2</meta:generator>
    <dc:date>2017-11-22T16:58:02.243331796</dc:date>
    <meta:editing-duration>P14DT7H39M43S</meta:editing-duration>
    <meta:editing-cycles>84</meta:editing-cycles>
    <meta:document-statistic meta:table-count="0" meta:image-count="0" meta:object-count="0" meta:page-count="12" meta:paragraph-count="312" meta:word-count="2028" meta:character-count="17725" meta:non-whitespace-character-count="15873"/>
  </office:meta>
</office:document-meta>
</file>